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2"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6"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0"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0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0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0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1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1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1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1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1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1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1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1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1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1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2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2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2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23"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24"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25"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2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2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2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29"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3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31"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32"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3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34"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35"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36"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37"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3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3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4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4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4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4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4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4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4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4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5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5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5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53"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5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5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5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5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5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59"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6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6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6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6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6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67"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68"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69"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70"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71"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72"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73"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74"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75"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76"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79"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8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383"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84"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86"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387"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388"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389"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90"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391"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92"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93"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94"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95"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396"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397"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98"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399"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00"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01"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02"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03"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04"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05"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06"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07"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09"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10"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11" style:family="paragraph" style:parent-style-name="Standard">
      <style:paragraph-properties fo:margin-left="0in" fo:text-align="start" style:justify-single-word="false" fo:text-indent="0in" style:auto-text-indent="false"/>
      <style:text-properties officeooo:paragraph-rsid="0244722f"/>
    </style:style>
    <style:style style:name="P412" style:family="paragraph" style:parent-style-name="Standard">
      <style:paragraph-properties fo:text-align="start" style:justify-single-word="false"/>
      <style:text-properties officeooo:rsid="0197b448" officeooo:paragraph-rsid="0197b448"/>
    </style:style>
    <style:style style:name="P413"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14"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15"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16"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17"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18"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19"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21"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22"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23"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24"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25"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26"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27"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28"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29"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30"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3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3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4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4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4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4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4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4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4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4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4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4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4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44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44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449"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0"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2" style:family="paragraph" style:parent-style-name="Standard">
      <style:paragraph-properties fo:margin-left="0in" fo:text-align="center"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294"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295"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296" style:family="text">
      <style:text-properties style:font-name="PT Mono" fo:font-size="8pt" fo:font-style="italic" style:font-size-asian="8pt" style:font-style-asian="italic" style:font-size-complex="8pt" style:font-style-complex="italic"/>
    </style:style>
    <style:style style:name="T297" style:family="text">
      <style:text-properties style:font-name="PT Mono" fo:font-size="8pt" style:font-size-asian="8pt" style:font-size-complex="8pt"/>
    </style:style>
    <style:style style:name="T298" style:family="text">
      <style:text-properties style:font-name="PT Mono" fo:font-size="8pt" officeooo:rsid="0252943a" style:font-size-asian="8pt" style:font-size-complex="8pt"/>
    </style:style>
    <style:style style:name="T299" style:family="text">
      <style:text-properties style:font-name="PT Mono" fo:font-size="8pt" officeooo:rsid="025f9a35" style:font-size-asian="8pt" style:font-size-complex="8pt"/>
    </style:style>
    <style:style style:name="T300" style:family="text">
      <style:text-properties style:font-name="PT Mono" fo:font-size="8pt" officeooo:rsid="0263d5aa" style:font-size-asian="8pt" style:font-size-complex="8pt"/>
    </style:style>
    <style:style style:name="T301" style:family="text">
      <style:text-properties officeooo:rsid="0196f739"/>
    </style:style>
    <style:style style:name="T302" style:family="text">
      <style:text-properties officeooo:rsid="0197b448"/>
    </style:style>
    <style:style style:name="T303" style:family="text">
      <style:text-properties officeooo:rsid="01984360"/>
    </style:style>
    <style:style style:name="T304" style:family="text">
      <style:text-properties officeooo:rsid="0199a26c"/>
    </style:style>
    <style:style style:name="T305" style:family="text">
      <style:text-properties officeooo:rsid="01a115e3"/>
    </style:style>
    <style:style style:name="T306" style:family="text">
      <style:text-properties officeooo:rsid="01a2e96c"/>
    </style:style>
    <style:style style:name="T307" style:family="text">
      <style:text-properties officeooo:rsid="01cfad6a"/>
    </style:style>
    <style:style style:name="T308" style:family="text">
      <style:text-properties officeooo:rsid="01dba3a1"/>
    </style:style>
    <style:style style:name="T309" style:family="text">
      <style:text-properties officeooo:rsid="01e36506"/>
    </style:style>
    <style:style style:name="T310" style:family="text">
      <style:text-properties officeooo:rsid="01e48d0a"/>
    </style:style>
    <style:style style:name="T311" style:family="text">
      <style:text-properties officeooo:rsid="020714ee"/>
    </style:style>
    <style:style style:name="T312" style:family="text">
      <style:text-properties officeooo:rsid="02363a67"/>
    </style:style>
    <style:style style:name="T313" style:family="text">
      <style:text-properties officeooo:rsid="024327ec"/>
    </style:style>
    <style:style style:name="T314"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79"/>
      <text:p text:style-name="P179">I woke at 7:30 feeling lazy and content, realized I hadn’t played a gig in 19 days and felt great about it. I struggled with Wordle (VIDEO in five,) rolled across the bed, walked to the kitchen, opened a banana, sat at my computer and wrote in my journal at 8:30.</text:p>
      <text:p text:style-name="P307"><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0"/>
      <text:p text:style-name="P308"><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09"><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09"><text:span text:style-name="T82"><text:s text:c="3"/>I wrote in my journal at 11:45. . .</text:span><text:span text:style-name="T83">I transcribed one of the most traumatizing times of my life, laid in bed, scrolled on my phone, ate a few grapes and wrote in my journal at 12:30.</text:span></text:p>
      <text:p text:style-name="P181"/>
      <text:p text:style-name="P182"><text:soft-page-break/>. . .</text:p>
      <text:p text:style-name="P182"/>
      <text:p text:style-name="P310"><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10"><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3"/>
      <text:p text:style-name="P184">/ / /</text:p>
      <text:p text:style-name="P310"><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10"><text:span text:style-name="T78"><text:s text:c="3"/></text:span><text:span text:style-name="T84">Hannah said, “Cute little toe beans!”</text:span></text:p>
      <text:p text:style-name="P185"/>
      <text:p text:style-name="P186">. . .</text:p>
      <text:p text:style-name="P186"/>
      <text:p text:style-name="P311"><text:span text:style-name="T84">I </text:span><text:span text:style-name="T78">got blazed and was typing up a storm when Hannah texted me, “Just went to guitar Center and guess who I met!”</text:span></text:p>
      <text:p text:style-name="P187"><text:s text:c="3"/>I said, “Charming Wyndham!”</text:p>
      <text:p text:style-name="P187"><text:s text:c="3"/>“Sort of charming,” she said. “Did I miss something? I mean, he was nice and everything!”</text:p>
      <text:p text:style-name="P311"><text:span text:style-name="T78"><text:s text:c="3"/></text:span><text:span text:style-name="T85">I started to realize I was high and didn’t want to come across as mean. I said, “</text:span><text:span text:style-name="T78">Haha I'm just trying to be cute. What'd you get from GC?”</text:span></text:p>
      <text:p text:style-name="P187"/>
      <text:p text:style-name="P312"><text:span text:style-name="T78">“</text:span><text:span text:style-name="T55">Some cables that have a lifetime </text:span></text:p>
      <text:p text:style-name="P341">guarantee. We shall see if this </text:p>
      <text:p text:style-name="P341">helps with my guitar being crackly.</text:p>
      <text:p text:style-name="P341"/>
      <text:p text:style-name="P341"><text:soft-page-break/>I think it might also be that my </text:p>
      <text:p text:style-name="P341">guitar needs some attention</text:p>
      <text:p text:style-name="P341"/>
      <text:p text:style-name="P344">A wise friend once told me not to save all the routine maintenance for the end</text:p>
      <text:p text:style-name="P344"/>
      <text:p text:style-name="P366"><text:span text:style-name="T125">I'm glad y'all figured out that you knew each other and be</text:span><text:span text:style-name="T127">t</text:span><text:span text:style-name="T125"> that was fun</text:span></text:p>
      <text:p text:style-name="P342"/>
      <text:p text:style-name="P341">It was definitely better than </text:p>
      <text:p text:style-name="P341">being hassled by the guitar </text:p>
      <text:p text:style-name="P341">Center people. A friendly </text:p>
      <text:p text:style-name="P341">face is nice.</text:p>
      <text:p text:style-name="P345">Oh and I was just reading about the day I met him in my journal</text:p>
      <text:p text:style-name="P343">Did something happen </text:p>
      <text:p text:style-name="P343">when you met him?</text:p>
      <text:p text:style-name="P344">All I wrote was, "I had the best time playing on the bus w/ Wyndham."</text:p>
      <text:p text:style-name="P342">Awwww!!!</text:p>
      <text:p text:style-name="P342">A meet cute!</text:p>
      <text:p text:style-name="P346">see i tell ya he's a charmer</text:p>
      <text:p text:style-name="P342"/>
      <text:p text:style-name="P342">I still don't know why but that's cool!</text:p>
      <text:p text:style-name="P342"/>
      <text:p text:style-name="P344">Oh I just like him. He's fun to play music with especially. Whatcha gonna do now?”</text:p>
      <text:p text:style-name="P344"/>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88"/>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387"/>
      <text:p text:style-name="P313">VII.XV</text:p>
      <text:p text:style-name="P388"/>
      <text:p text:style-name="P388">I slept in the far corner of my bed again and had had a Stephen King movie dream about an Ingles that was stealing things (including my car and drums) and running a secret manufacturing industry with the goods.</text:p>
      <text:p text:style-name="P388"><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389">/ / /</text:p>
      <text:p text:style-name="P390">. . .</text:p>
      <text:p text:style-name="P391"/>
      <text:p text:style-name="P392">I printed three pages of journals, put on my shoes &amp; hat, grabbed my bag, which already had my cup, then put my phone, wallet and journal inside. There was a pen in there already, too.</text:p>
      <text:p text:style-name="P392"><text:s text:c="3"/>I walked up to Kota Kai, ordered a drip Sumatra and read three days’ worth of entries, then started to write until 12:46. Gary Reckard sent me a DM saying, “hey, how ‘into’ a canoe/camping trip would you ‘be’?”</text:p>
      <text:p text:style-name="P314"><text:span text:style-name="T125">“</text:span><text:span text:style-name="T55">Pretty into I think!</text:span></text:p>
      <text:p text:style-name="P347">was thinking of trying to do </text:p>
      <text:p text:style-name="P347">soemthing like that, like Aug </text:p>
      <text:p text:style-name="P347">17-19, maybe Fontana, canoe </text:p>
      <text:p text:style-name="P347">out to an island camping spot</text:p>
      <text:p text:style-name="P347"/>
      <text:p text:style-name="P348">I happen to currently </text:p>
      <text:p text:style-name="P314"><text:span text:style-name="T55">have those days free!</text:span><text:span text:style-name="T125">”</text:span></text:p>
      <text:p text:style-name="P393"/>
      <text:p text:style-name="P315"><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392"><text:s text:c="3"/>To sum things up, it is a dreary day and I am unbothered. . .I walked to Orbit and bought a tape for cats + a Cameron Diaz movie. They had The Shining as well, which I was excited about, especially after my dream, but not for ten bucks.</text:p>
      <text:p text:style-name="P315"><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392"><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392"><text:s text:c="3"/>She pointed at my coffee cup and I said I had been catching up on journal entries at Kota Kai, then told her about how I had just finished transcribing 2022. she was impressed and said, “Was that a hard year?”</text:p>
      <text:p text:style-name="P392"><text:s text:c="3"/>I didn’t want to bother her, so I said I was going to continue on, but warned her I might get a coffee on my way back. I sat in front of the library and wrote in my journal until 1:21.</text:p>
      <text:p text:style-name="P392"/>
      <text:p text:style-name="P394">. . .</text:p>
      <text:p text:style-name="P392"/>
      <text:p text:style-name="P395">I stopped in the shade at Izzy’s, checked my phone and saw that Melissa was good with an earlier Pony practice, so I updated my calendar and kept walking.</text:p>
      <text:p text:style-name="P316"><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395"><text:s text:c="3"/>I walked to Aldi, bought grapes, bananas and two cans of peas for $5.77, then walked slowly back toward Odd’s. Hannah &amp; Sandra were still at their table by the window, so I went inside to find them gesturing at me, saying, “Like this guy.”</text:p>
      <text:p text:style-name="P395"><text:s text:c="3"/>Sandra said, “I would never!”</text:p>
      <text:p text:style-name="P395"><text:s text:c="3"/>“What about me?”</text:p>
      <text:p text:style-name="P316"><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396"/>
      <text:p text:style-name="P397">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17"><text:span text:style-name="T125"><text:s text:c="3"/>Hannah said </text:span><text:span text:style-name="T135">cutely</text:span><text:span text:style-name="T125">, “Whatcha doin’?”</text:span></text:p>
      <text:p text:style-name="P397"><text:s text:c="3"/>“Getting a little more espresso!”</text:p>
      <text:p text:style-name="P397"><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17"><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397"/>
      <text:p text:style-name="P399"/>
      <text:p text:style-name="P399">/ / /</text:p>
      <text:p text:style-name="P398"/>
      <text:p text:style-name="P399">. . .</text:p>
      <text:p text:style-name="P397"/>
      <text:p text:style-name="P400">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00"><text:s text:c="3"/>I texted Hannah, warning her of the incoming text and my lack of availability. She said, “I can't! Too much”</text:p>
      <text:p text:style-name="P400"><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00"><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00"/>
      <text:p text:style-name="P318"/>
      <text:p text:style-name="P318"/>
      <text:p text:style-name="P318"/>
      <text:p text:style-name="P318"/>
      <text:p text:style-name="P318"/>
      <text:p text:style-name="P319">V.XVI</text:p>
      <text:p text:style-name="P401"/>
      <text:p text:style-name="P401">I woke at nine to the sound of the garbage truck, played Wordle (DECOY in four,) scrolled on my phone, took a swig of Coke from the fridge and wrote in my journal at 9:43.</text:p>
      <text:p text:style-name="P401"/>
      <text:p text:style-name="P402"><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20"><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20"><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03"/>
      <text:p text:style-name="P321"><text:span text:style-name="T138">H</text:span><text:span text:style-name="T125">ere’s me trying to make sense of things since Hannah got home from tour:</text:span></text:p>
      <text:p text:style-name="P404"><text:s text:c="3"/>Tuesday, we talked about going for a walk. It turned into eating pizza at the LaZoom photo shoot, going on the fake tour, taking a walk, going to Harris Teeter, dropping me off at my house so I could return her book.</text:p>
      <text:p text:style-name="P404"><text:s text:c="3"/>We sent lots of reels on Wednesday and went on separate hikes.</text:p>
      <text:p text:style-name="P404"><text:s text:c="3"/>Thursday, I met her for lunch downtown. I also took her to the Smingles before they closed.</text:p>
      <text:p text:style-name="P404"><text:s text:c="3"/>Friday, I took her to get her car. I met her at her show that night and she gave me a ride to the west side.</text:p>
      <text:p text:style-name="P321"><text:span text:style-name="T125"><text:s text:c="3"/>Saturday, </text:span><text:span text:style-name="T139">we texted a little at night.</text:span></text:p>
      <text:p text:style-name="P405"><text:s text:c="3"/>Sunday was the Charming Wyndham remark.</text:p>
      <text:p text:style-name="P405"><text:soft-page-break/><text:s text:c="3"/>Monday, I ran into her at Odd’s.</text:p>
      <text:p text:style-name="P321"><text:span text:style-name="T139"><text:s text:c="3"/>It is now Tuesday, and I have felt the need to not reach out. </text:span><text:span text:style-name="T140">I think she’s just stressed/depressed. </text:span><text:span text:style-name="T142">I bet she’s also working.</text:span></text:p>
      <text:p text:style-name="P406"/>
      <text:p text:style-name="P407">. . .</text:p>
      <text:p text:style-name="P407"/>
      <text:p text:style-name="P322"><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22"><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08"/>
      <text:p text:style-name="P408">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22"><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22"><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9"><text:soft-page-break/><text:s text:c="3"/>Has she been hanging out with someone else? Time may or may not tell, but it seems it will be okay if we check on each other every day.</text:p>
      <text:p text:style-name="P189"/>
      <text:p text:style-name="P189"/>
      <text:p text:style-name="P189"/>
      <text:p text:style-name="P189"/>
      <text:p text:style-name="P191">/ / /</text:p>
      <text:p text:style-name="P190">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9"><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9"><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9"><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9"><text:s text:c="3"/>I was enjoying it, least.</text:p>
      <text:p text:style-name="P189"/>
      <text:p text:style-name="P189">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9"><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9"><text:s text:c="3"/>Either way, I feel very relaxed here.</text:p>
      <text:p text:style-name="P189"/>
      <text:p text:style-name="P189">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9"><text:s text:c="3"/>Maybe this is raising the bar, as I just leaned anxious attachers are said to do; though we continue to grow close, I can't help but feel the opposite because my demands are increasing without me being able to see that?</text:p>
      <text:p text:style-name="P189"><text:s text:c="3"/>Yes, perhaps back when she said she was going to give me space, it was easier for me to do, but now that I think we've achieved more closeness, my baseline comparison for what I need is invisibly skewed.</text:p>
      <text:p text:style-name="P189"><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9"/>
      <text:p text:style-name="P191">. . .</text:p>
      <text:p text:style-name="P189"/>
      <text:p text:style-name="P189">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9"><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9"><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9"><text:s text:c="3"/>I let Myrtle out, fed her, let her out again and wrote in my journal until 5:52.</text:p>
      <text:p text:style-name="P189"/>
      <text:p text:style-name="P97">VII.XVII</text:p>
      <text:p text:style-name="P189"/>
      <text:p text:style-name="P189">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89"/>
      <text:p text:style-name="P189">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9"/>
      <text:p text:style-name="P191">. . .</text:p>
      <text:p text:style-name="P189"/>
      <text:p text:style-name="P189">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9"><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9"><text:s text:c="3"/>She started by asking what I had meant at Odd's the other day when she had said she was looking for someone to manage her life and I had said I'd applied for the position.</text:p>
      <text:p text:style-name="P189"><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9"><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9"><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9"><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9"><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9"/>
      <text:p text:style-name="P189">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9"/>
      <text:p text:style-name="P191">. . .</text:p>
      <text:p text:style-name="P189"/>
      <text:p text:style-name="P189">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9"><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9"/>
      <text:p text:style-name="P189">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9"><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9"><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9"/>
      <text:p text:style-name="P191">. . .</text:p>
      <text:p text:style-name="P189"/>
      <text:p text:style-name="P189">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9"><text:soft-page-break/><text:s text:c="3"/>She said, "Thank you but I thought you listened a lot!" and then we talked about a heckler at her gig for 40 minutes until she said, "Thanks for being a good friend to me today - not an easy day - thanks for listening. Night night!"</text:p>
      <text:p text:style-name="P189"><text:s text:c="3"/>I promised to try and always make it easy and safe for her to share her feelings and then wrote in my journal at 12:24.</text:p>
      <text:p text:style-name="P189"/>
      <text:p text:style-name="P191">. . .</text:p>
      <text:p text:style-name="P189"/>
      <text:p text:style-name="P189">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9"/>
      <text:p text:style-name="P189">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9"/>
      <text:p text:style-name="P98">VII.XVIII</text:p>
      <text:p text:style-name="P189"/>
      <text:p text:style-name="P189">I got up with Myrtle at 6AM sharp, let her out, back in, fed her and wrote in my journal with my brilliant idea at 6:12.</text:p>
      <text:p text:style-name="P189"/>
      <text:p text:style-name="P189">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9"><text:s text:c="3"/>What an idiot I've been and a genius I suddenly am!</text:p>
      <text:p text:style-name="P189"><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9"/>
      <text:p text:style-name="P191">. . .</text:p>
      <text:p text:style-name="P189"/>
      <text:p text:style-name="P189">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9"><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9"/>
      <text:p text:style-name="P189">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9"/>
      <text:p text:style-name="P191">. . .</text:p>
      <text:p text:style-name="P189"/>
      <text:p text:style-name="P189">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9"><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9"/>
      <text:p text:style-name="P189">"<text:span text:style-name="T53">PLEASE BE NiCE.</text:span></text:p>
      <text:p text:style-name="P349">Hi my name is</text:p>
      <text:p text:style-name="P349">Donna L. Rumsey</text:p>
      <text:p text:style-name="P349">THE PLANT. My</text:p>
      <text:p text:style-name="P349">Son come and see</text:p>
      <text:p text:style-name="P349">Me all the time <text:s text:c="2"/>for</text:p>
      <text:p text:style-name="P189"><text:span text:style-name="T53">He is still caring me.)</text:span>"</text:p>
      <text:p text:style-name="P189"/>
      <text:p text:style-name="P189">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9"/>
      <text:p text:style-name="P191">. . .</text:p>
      <text:p text:style-name="P189"/>
      <text:p text:style-name="P189"><text:soft-page-break/>A lady came up and asked if she could plug her computer in next to me I said, "Do you want me to move down or something?"</text:p>
      <text:p text:style-name="P189"><text:s text:c="3"/>"If you don't mind," she said.</text:p>
      <text:p text:style-name="P189"><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9"/>
      <text:p text:style-name="P189">Music, once again, despite its performance being half-assed, has made me feel SURPRISINGLY better. I only slightly regret sending the picture of the plant to Hannah and am glad no one really knows how miserable I have been. I felt all the other emotions, too.</text:p>
      <text:p text:style-name="P189"><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9"><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9"><text:soft-page-break/><text:s text:c="3"/>I don't think I will go to Highland on Wednesday. I may have rehearsal, but I will give her that space either way.</text:p>
      <text:p text:style-name="P189"/>
      <text:p text:style-name="P189">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9"/>
      <text:p text:style-name="P98">VII.XIX</text:p>
      <text:p text:style-name="P189"/>
      <text:p text:style-name="P189">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9"><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9"><text:s text:c="3"/>I finished cleaning up after he had left, washed my hands, poured some coffee, sent pictures to Leann + Hannah and wrote in my journal until 10:23.</text:p>
      <text:p text:style-name="P189"/>
      <text:p text:style-name="P189">I am feeling confident I can sustain a steady mood for the rest of my time here at least. . .I drank coffee on the porch with Myrtle, made noodles, flossed, brushed, propped open the cat window with a hammer and locked down the house</text:p>
      <text:p text:style-name="P189"/>
      <text:p text:style-name="P191">. . .</text:p>
      <text:p text:style-name="P189"/>
      <text:p text:style-name="P189"><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9"><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9"><text:s text:c="3"/>We struggled with the monitor amp but got the PA all set up and checked. I sat in a nearby rocker, got blasted with AC, showed Wyndham the bonsai, took some pictures, talked with a guide, went to the restroom and a vending machine for gummies.</text:p>
      <text:p text:style-name="P189"><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9"><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9"><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9"><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9"><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9"/>
      <text:p text:style-name="P99">VII.XX</text:p>
      <text:p text:style-name="P100"><text:span text:style-name="T125"/></text:p>
      <text:p text:style-name="P192">I woke at 5:50, let Myrtle out, fed her, let her out again and went back to bed. My neck was sore and I knew it would have been better to just get up, but I couldn’t. Myrtle started barking like crazy, and, sure enough, the trash cans had been knocked over again.</text:p>
      <text:p text:style-name="P192"><text:s text:c="3"/>I walked around to the front porch, and that bear was just having a mosey through the yard. I said something casual to him and startled one of the cats, which startled me, which startled the bear. He ran off down the hill.</text:p>
      <text:p text:style-name="P192"><text:s text:c="3"/>I went back to bed for a while. Myrtle was going crazy, harassing the cats, etc. I got up, ate a banana, made coffee, meditated on the rug near the kitchen, drank coffee, did yoga with Myrtle, poured another cup and sat in the window to drink it.</text:p>
      <text:p text:style-name="P192"><text:s text:c="3"/>It was too hot, so I folded my laundry and put it in my duffel. I sat in the window drinking my coffee and thinking about how crazy life is.</text:p>
      <text:p text:style-name="P101"><text:span text:style-name="T125"/></text:p>
      <text:p text:style-name="P192">My current feeling/plan about the Hannah situation is to take the surrender I felt while playing in the tent and apply it to that relationship, if not, obviously, my whole life.</text:p>
      <text:p text:style-name="P192"><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2">I would also like to spend less time on my phone, in life, in general. I forgot to write how I was writing in my journal. I’ll have to get up to check the time… 10:40.</text:p>
      <text:p text:style-name="P101"><text:span text:style-name="T125"/></text:p>
      <text:p text:style-name="P193">. . .</text:p>
      <text:p text:style-name="P101"><text:span text:style-name="T125"/></text:p>
      <text:p text:style-name="P192">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50">Have you listened to the new </text:p>
      <text:p text:style-name="P350">Honeycutters album all the </text:p>
      <text:p text:style-name="P350">way through? It's intense!</text:p>
      <text:p text:style-name="P352">Not in its final form!</text:p>
      <text:p text:style-name="P352">Kevin was showing me</text:p>
      <text:p text:style-name="P352">everything as they were</text:p>
      <text:p text:style-name="P352">putting it together.</text:p>
      <text:p text:style-name="P352">The words "Good grief"</text:p>
      <text:p text:style-name="P352">come to mind</text:p>
      <text:p text:style-name="P351">Yeah. A lot of grief.</text:p>
      <text:p text:style-name="P367"><text:span text:style-name="T125"/></text:p>
      <text:p text:style-name="P350">A couple of times when they </text:p>
      <text:p text:style-name="P350">got done playing on this </text:p>
      <text:p text:style-name="P350">tour, they would come back </text:p>
      <text:p text:style-name="P350">to the green room and be </text:p>
      <text:p text:style-name="P350">really somber and I couldn't </text:p>
      <text:p text:style-name="P350">figure out why</text:p>
      <text:p text:style-name="P351">This definitely explains it</text:p>
      <text:p text:style-name="P350">I mean, they still joked </text:p>
      <text:p text:style-name="P350">around. But it's the kind </text:p>
      <text:p text:style-name="P350">of joking that you do at a </text:p>
      <text:p text:style-name="P350">funeral.</text:p>
      <text:p text:style-name="P350">It also makes me think that </text:p>
      <text:p text:style-name="P350"><text:soft-page-break/>Scott must be good at holding </text:p>
      <text:p text:style-name="P350">space for hard emotions </text:p>
      <text:p text:style-name="P350">in the studio </text:p>
      <text:p text:style-name="P352">I'm glad they have each other.</text:p>
      <text:p text:style-name="P352"><text:s/>That's too much pain for any</text:p>
      <text:p text:style-name="P352"><text:s/>one person to transmute, let</text:p>
      <text:p text:style-name="P352"><text:s/>alone perform. They took</text:p>
      <text:p text:style-name="P352"><text:s/>their lives and held</text:p>
      <text:p text:style-name="P352"><text:s/>themselves accountable for</text:p>
      <text:p text:style-name="P352"><text:s/>turning it into the truest</text:p>
      <text:p text:style-name="P352"><text:s/>kind of art that can be made,</text:p>
      <text:p text:style-name="P352"><text:s/>and now they have the</text:p>
      <text:p text:style-name="P352"><text:s/>responsibility of regularly</text:p>
      <text:p text:style-name="P352"><text:s/>letting people in on a version</text:p>
      <text:p text:style-name="P352"><text:s/>of that that is real enough</text:p>
      <text:p text:style-name="P352"><text:s/>to share and feel</text:p>
      <text:p text:style-name="P367"><text:span text:style-name="T125"/></text:p>
      <text:p text:style-name="P352">Yeah I was thinking last</text:p>
      <text:p text:style-name="P352"><text:s/>night about Scott is so</text:p>
      <text:p text:style-name="P352"><text:s/>paradoxically one of the</text:p>
      <text:p text:style-name="P352"><text:s/>most serious and mature</text:p>
      <text:p text:style-name="P352"><text:s/>people when it comes to</text:p>
      <text:p text:style-name="P352"><text:s/>creating art but also</text:p>
      <text:p text:style-name="P352"><text:s/>the biggest kid about it</text:p>
      <text:p text:style-name="P350">Wise words</text:p>
      <text:p text:style-name="P350">I'm glad too </text:p>
      <text:p text:style-name="P352">Myrtle and I have been </text:p>
      <text:p text:style-name="P352">having a very reflective </text:p>
      <text:p text:style-name="P352">morning together. </text:p>
      <text:p text:style-name="P352">That bear came back too</text:p>
      <text:p text:style-name="P350">Awww. I love it when my </text:p>
      <text:p text:style-name="P350">cats keep me company </text:p>
      <text:p text:style-name="P350">when I'm journaling </text:p>
      <text:p text:style-name="P351">Did she growl at the bear?</text:p>
      <text:p text:style-name="P367"><text:span text:style-name="T78"/></text:p>
      <text:p text:style-name="P194">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4"><text:s text:c="3"/>I left the house on foot and was still agitated by the traffic. I realized I was very hungry. I went <text:soft-page-break/>into Botiwalla, but the line was too long. I had a slice of sausage from Standard, then a beef kim chi taco from Taco Boy.</text:p>
      <text:p text:style-name="P194"><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68"><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195"><text:s text:c="3"/>I walked home just as it started to rain, compiled journal entries and then wrote until 7:30.</text:p>
      <text:p text:style-name="P369"><text:span text:style-name="T87"/></text:p>
      <text:p text:style-name="P196">/ / /</text:p>
      <text:p text:style-name="P197"/>
      <text:p text:style-name="P197"/>
      <text:p text:style-name="P197"/>
      <text:p text:style-name="P197"/>
      <text:p text:style-name="P197"/>
      <text:p text:style-name="P197">. . .</text:p>
      <text:p text:style-name="P368"><text:span text:style-name="T87"/></text:p>
      <text:p text:style-name="P370"><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70"><text:span text:style-name="T78"/></text:p>
      <text:p text:style-name="P371"><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198">.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70"><text:span text:style-name="T88"/></text:p>
      <text:p text:style-name="P199">I appreciate the irony of waking up way earlier than Myrtle would have me do, but feel peaceful doing it on my own accord and am starting to get excited for having the house all to myself again.</text:p>
      <text:p text:style-name="P199"><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70"><text:span text:style-name="T88"/></text:p>
      <text:p text:style-name="P199">What really convinced me to go for it was the idea of moving the black night stand back to under the window because the Chromebook and/or iMac could be placed on top of it and used from the bed.</text:p>
      <text:p text:style-name="P370"><text:soft-page-break/><text:span text:style-name="T88"/></text:p>
      <text:p text:style-name="P372"><text:span text:style-name="T72">V</text:span><text:span text:style-name="T64">II.XXI</text:span></text:p>
      <text:p text:style-name="P372"><text:span text:style-name="T78"/></text:p>
      <text:p text:style-name="P200">I started waking up, and, when I heard Erica coughing, finished rearranging. I downloaded my journal repo, opened 2024 part two, spent a while customizing LibreOffice Writer and wrote at 8:39. </text:p>
      <text:p text:style-name="P372"><text:span text:style-name="T78"/></text:p>
      <text:p text:style-name="P372"><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72"><text:span text:style-name="T90"/></text:p>
      <text:p text:style-name="P373"><text:span text:style-name="T90">.</text:span><text:span text:style-name="T78"> . .</text:span></text:p>
      <text:p text:style-name="P374"><text:span text:style-name="T78"/></text:p>
      <text:p text:style-name="P201">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2"><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2"><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1"><text:soft-page-break/><text:s text:c="3"/>She gave me a ride to my house, where I took off my hat/shoes and wrote in my journal. </text:p>
      <text:p text:style-name="P201"><text:span text:style-name="T91"/></text:p>
      <text:p text:style-name="P203"><text:span text:style-name="T256">.</text:span> . .</text:p>
      <text:p text:style-name="P204"/>
      <text:p text:style-name="P204">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05"><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05"/>
      <text:p text:style-name="P103">VII.XXII</text:p>
      <text:p text:style-name="P102"><text:span text:style-name="T125"/></text:p>
      <text:p text:style-name="P206">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6"><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06"><text:s text:c="3"/>"Thank you!" she said. "Have a good multiple coffees!"</text:p>
      <text:p text:style-name="P206"/>
      <text:p text:style-name="P207">. . .</text:p>
      <text:p text:style-name="P208"/>
      <text:p text:style-name="P208">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8"><text:s text:c="3"/>I went to Kota Kai, ordered a coffee and talked w/ Josh, who said he had just met Chris Thille. I sat on a chair in the window while Josh told me he definitely knew Dr. Dog; they were huge!</text:p>
      <text:p text:style-name="P208"><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8"><text:s text:c="3"/>I <text:span text:style-name="T301">moved to the couch and </text:span>read through my life since<text:span text:style-name="T301"> last going to Scott's and almost couldn't believe how desperate I felt about everything. I am so grateful to be journaling again and think cutting out social media is probably still a good idea.</text:span></text:p>
      <text:p text:style-name="P209"><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9"/>
      <text:p text:style-name="P210">. . .</text:p>
      <text:p text:style-name="P209"/>
      <text:p text:style-name="P209">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9"><text:s text:c="3"/>"Oh yeah," I said. "That's not <text:span text:style-name="T53">sans</text:span> at all."</text:p>
      <text:p text:style-name="P209"><text:s text:c="3"/>"Fonts used to be a part of my job," she said. "A big part."</text:p>
      <text:p text:style-name="P209"><text:s text:c="3"/>I came upstairs, messed around with fonts, choosing, for now, PT Mono, pushed my non-pasted content up to page 49, typed up my handwritten words and continued to write until 2:06.<text:span text:style-name="T302"> . .I listened to a couple River Whyless songs while texting Maddy, Cait and then Scott, saying, </text:span></text:p>
      <text:p text:style-name="P209"><text:s text:c="2"/><text:span text:style-name="T302">"</text:span>no rush at all on the venmis but just checking it didn't get to the wrong Ross Montsinger... that guy's shady!!<text:span text:style-name="T302">"</text:span></text:p>
      <text:p text:style-name="P209"><text:span text:style-name="T302"><text:s text:c="3"/>Scott said, "</text:span>Oh shnap! <text:s/>Totally spaced! <text:s/>To much stoney wall staring!<text:span text:style-name="T302">" with a laugh-cry face, and then, "</text:span>will do now!<text:span text:style-name="T302">"</text:span></text:p>
      <text:p text:style-name="P209"><text:s text:c="3"/>I was excited that he sent me $350. I sent PJ a message saying,</text:p>
      <text:p text:style-name="P412"><text:span text:style-name="T263"><text:s/></text:span><text:span text:style-name="T262"><text:s text:c="2"/>"still not sure if I've heard deep sea diver. Currently seems easier to type that and thus continue the conversation than to go off and do my own research"</text:span></text:p>
      <text:p text:style-name="P217"><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09"><text:s text:c="3"/>I listened to <text:span text:style-name="T302">Shattering the Hourglass</text:span> while trying to buy the Fillion journal I had been eyeing for weeks, but the purchase inexplicably <text:span text:style-name="T303">failed t</text:span>o <text:span text:style-name="T305">go</text:span> through. I took it as a sign and noticed it was slightly too small anyway, so I looked around for an alternative, possibly locally, until<text:span text:style-name="T303"> the album finished and I realized it was time to walk downtown.</text:span></text:p>
      <text:p text:style-name="P211"><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1"><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05">without laughing at her.</text:span></text:p>
      <text:p text:style-name="P211"><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1"><text:s text:c="3"/>Hayden was there with the check, and more beautiful in person than she had been in the <text:span text:style-name="T305">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05">for her,</text:span> a GF medium no-onion <text:span text:style-name="T306">w/ hop water</text:span>.</text:p>
      <text:p text:style-name="P211"><text:s text:c="3"/>I made it back to the park at six on the nose, but the power had not <text:span text:style-name="T306">yet</text:span> been turned on, so we sat next to Hayden and ate. They started as soon as Hannah was done eating and played a good set for a lot of happy people in the park, stopping shortly after seven due to more impending rain.</text:p>
      <text:p text:style-name="P211"><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04">Aztec chocolate in a waffle cone and they each had cups of single-scoop oat milk chocolate with sprinkles, hers colorful and his not.</text:span></text:p>
      <text:p text:style-name="P212"><text:soft-page-break/><text:s text:c="3"/>We ate and chatted near the front of the building where it was <text:span text:style-name="T305">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2"><text:s text:c="3"/>We threw our trash away after the cafeteria closed, walked to her car and rode back to the west side, where she almost got annoyed that I <text:span text:style-name="T305">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2"><text:s text:c="3"/>I walked home, took off my shoes and hat and wrote in my journal at 9:06.</text:p>
      <text:p text:style-name="P212"/>
      <text:p text:style-name="P212">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2"><text:s text:c="3"/>I know I can't put a pin in my emotions, but I am truly not worried about it, nor anything else currently. I'll enjoy this feeling while it lasts.</text:p>
      <text:p text:style-name="P212"/>
      <text:p text:style-name="P213">. . .</text:p>
      <text:p text:style-name="P214"/>
      <text:p text:style-name="P214">I listened to Hannah's haunted playlist in the dark and told her I remembered when she had showed me the third song, Ode to Billie Joe.</text:p>
      <text:p text:style-name="P214"><text:s text:c="3"/>She said, "Oh yeah? I can't remember! Is that the one where they are at dinner and talking about someone dying?"</text:p>
      <text:p text:style-name="P214"><text:s text:c="3"/>"Yes," I said. "Pass the biscuits! I think it was after that studio party"</text:p>
      <text:p text:style-name="P214"><text:s text:c="3"/>"So... my dad throws me for a loop ( or maybe a loop de loop) kind of every time. </text:p>
      <text:p text:style-name="P214"/>
      <text:p text:style-name="P214"><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4"><text:s text:c="3"/>I understood, apologized, thanked her for telling me when things bother her and wrote in my journal at 11:25.</text:p>
      <text:p text:style-name="P214"/>
      <text:p text:style-name="P215">. . .</text:p>
      <text:p text:style-name="P216"/>
      <text:p text:style-name="P216">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6"/>
      <text:p text:style-name="P104">VII.XXIII</text:p>
      <text:p text:style-name="P104"><text:span text:style-name="T125"/></text:p>
      <text:p text:style-name="P216">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16"><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16">. . .I walked to Pritchard, read the beginning of part three while sitting in the sun drinking coffee. I spaced out for a while, then wrote, 10:47.</text:p>
      <text:p text:style-name="P104"><text:span text:style-name="T125"/></text:p>
      <text:p text:style-name="P215">. . .</text:p>
      <text:p text:style-name="P104"><text:span text:style-name="T125"/></text:p>
      <text:p text:style-name="P216">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18">.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19"><text:s text:c="3"/>Much like a car showing up in my life right when I had quit drinking, I will not overlook the fact that this “product” came to existence right after I had quit social media.</text:p>
      <text:p text:style-name="P107"><text:span text:style-name="T149"/></text:p>
      <text:p text:style-name="P219">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0">/ / /</text:p>
      <text:p text:style-name="P221">.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2"><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53">How can I see past the shine</text:p>
      <text:p text:style-name="P353">Slide the platform out from underneath</text:p>
      <text:p text:style-name="P353">Catch, hold on, make real</text:p>
      <text:p text:style-name="P353">Like when I loved somebody else</text:p>
      <text:p text:style-name="P353">Chasing their spark</text:p>
      <text:p text:style-name="P353">But making art with you</text:p>
      <text:p text:style-name="P353">Sat over rice, warning how little there was to give</text:p>
      <text:p text:style-name="P353">You could learn to trust me, but it might take years</text:p>
      <text:p text:style-name="P353">Yes, I’m sure I want that</text:p>
      <text:p text:style-name="P353">Five heartbreaks have proven my love unconditional</text:p>
      <text:p text:style-name="P353">So I’m not going anywhere either way</text:p>
      <text:p text:style-name="P353">And you are free to do as you please</text:p>
      <text:p text:style-name="P353">Not just because I love you</text:p>
      <text:p text:style-name="P375"><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5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54"><text:s text:c="3"/>Hannah &amp; Scott are not above me. They do not hold the keys to my happiness. They open doors to take my creative craftsmanship to new levels, but it is my competance and previous connections that got me to the doorstep.</text:p>
      <text:p text:style-name="P35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76"><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3">.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4">.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26"><text:s text:c="3"/>I said, “I think I’ll just leave to make things easier,” just to get them to leave, which they did. The cashier came outside, was shocked to learn about hop waters.</text:p>
      <text:p text:style-name="P226"><text:s text:c="3"/>I texted Hannah saying, “Have a good gig! My friend Francis and I were waiting for El Kimchi to show, but he gave up.”</text:p>
      <text:p text:style-name="P226"><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27">ordered my burrito and wrote until 5:04.</text:p>
      <text:p text:style-name="P114"><text:span text:style-name="T125"/></text:p>
      <text:p text:style-name="P225">.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28"><text:s text:c="3"/>She said, “Hi! No more cops I hope???” and then, “The show was good - held off on pouring until it was over. And I got to talk to my old coworkers from two different jobs!”</text:p>
      <text:p text:style-name="P228"><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29">.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0"><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1">. . .</text:p>
      <text:p text:style-name="P119"><text:span text:style-name="T125"/></text:p>
      <text:p text:style-name="P232">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2"><text:s text:c="3"/>I stood in line for Smashville while she pumped and parked, only wanting an order of French Fries. When she walked back, she realized she was out of time.</text:p>
      <text:p text:style-name="P232"><text:s text:c="3"/>“Good to see you,” I said.</text:p>
      <text:p text:style-name="P120"><text:soft-page-break/><text:span text:style-name="T125"><text:s text:c="3"/>“Good to see </text:span><text:span text:style-name="T55">you</text:span><text:span text:style-name="T125">,” she said.</text:span></text:p>
      <text:p text:style-name="P232"><text:s text:c="3"/>“Thanks for the ride.”</text:p>
      <text:p text:style-name="P232"><text:s text:c="3"/>“You’re welcome.”</text:p>
      <text:p text:style-name="P232"><text:s text:c="3"/>“Have a good gig!”</text:p>
      <text:p text:style-name="P232"><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3"><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4">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35"><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1">.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36"><text:s text:c="3"/>An NPC from GTA came hobbling up and shouted, “He stole the seat off my bicycle, mother fucker!”</text:p>
      <text:p text:style-name="P236"><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08">plays drums on</text:span> the track a year <text:span text:style-name="T307">earlier </text:span><text:span text:style-name="T308">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37">I love the entire vibe captured in Ghost World, but the ending made me feel sad and lonely, like it was intended to. I feel I should go full Buschemi and play with my journals tonight.</text:p>
      <text:p text:style-name="P237"><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39">.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38">“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0">. . .</text:p>
      <text:p text:style-name="P132"><text:span text:style-name="T185"/></text:p>
      <text:p text:style-name="P241">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2">.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3"><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3">.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4">.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09">The Ross docket includes Wordle, Aldi, Izzy’s, journal edits, bath, shave, </text:span><text:span text:style-name="T310">make journal, clean kitchen, </text:span><text:span text:style-name="T309">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45"><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46">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47">.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48"><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49"><text:s text:c="3"/>“I’m watching Muppets From Space and Hulk Hogan just made a cameo,” I said.</text:p>
      <text:p text:style-name="P249">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0"><text:s text:c="3"/>It started dumping rain, so I caught a ride w/ Tina up to Itto, sat at the bar and wrote, 1:35.</text:p>
      <text:p text:style-name="P143"><text:span text:style-name="T207"/></text:p>
      <text:p text:style-name="P251">.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2"><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3"><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3"><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4">.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55"><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56">.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55"><text:s text:c="3"/>I said, “Nah,” and threw five ones in his tip jar, probably unnoticed.</text:p>
      <text:p text:style-name="P255"><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57">.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58">.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59"><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58">.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0"><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0"><text:s text:c="3"/>“Hey! My mom and I are gonna drive separately but I might try to ride home with you if it's ok? I think she will not last all the way until 9pm!”</text:p>
      <text:p text:style-name="P260"><text:s text:c="3"/>I said, “Sounds good to me! When y'all planning on getting there?”</text:p>
      <text:p text:style-name="P260"><text:s text:c="3"/>She said six, so though I still felt frantic, I sipped coffee and wrote at the computer until 5:18.</text:p>
      <text:p text:style-name="P154"><text:span text:style-name="T125"/></text:p>
      <text:p text:style-name="P261">.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2"><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11">H</text:span><text:span text:style-name="T224">: My mom is buzzing because she had so much fun with you guys</text:span></text:p>
      <text:p text:style-name="P157"><text:span text:style-name="T311">M</text:span><text:span text:style-name="T224">: I love her!</text:span></text:p>
      <text:p text:style-name="P156"><text:span text:style-name="T311">H</text:span><text:span text:style-name="T224">: She's pretty great imo</text:span></text:p>
      <text:p text:style-name="P156"><text:span text:style-name="T311">R</text:span><text:span text:style-name="T224">: Fun squad, lfg, I'm buzzin too</text:span></text:p>
      <text:p text:style-name="P262"><text:tab/>And it ain't the decaf</text:p>
      <text:p text:style-name="P156"><text:span text:style-name="T311">M</text:span><text:span text:style-name="T224">: I heard we're going bowling next?</text:span></text:p>
      <text:p text:style-name="P156"><text:span text:style-name="T311">R</text:span><text:span text:style-name="T224">: I look ready bc I am</text:span></text:p>
      <text:p text:style-name="P156"><text:span text:style-name="T311">H</text:span><text:span text:style-name="T224">: The decaf was pretty great but I'm just so happy <text:tab/>to hang out with y'all!</text:span></text:p>
      <text:p text:style-name="P158">M<text:span text:style-name="T125">: Yeeeeeee</text:span></text:p>
      <text:p text:style-name="P156"><text:span text:style-name="T311">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09">.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10"><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3">. . .</text:p>
      <text:p text:style-name="P86"><text:span text:style-name="T78"/></text:p>
      <text:p text:style-name="P264">I rested for a bit, texted the Ponies at 4:13,</text:p>
      <text:p text:style-name="P264">“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4"><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23"><text:soft-page-break/><text:span text:style-name="T64">VIII.II</text:span></text:p>
      <text:p text:style-name="P324"><text:span text:style-name="T78"/></text:p>
      <text:p text:style-name="P324"><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24"><text:span text:style-name="T95"><text:s text:c="3"/>Dulce was feeling bad and Kev was down to delay, but no decision came until Kev </text:span><text:span text:style-name="T99">prodded</text:span><text:span text:style-name="T95"> at 9:51. “What's the word from the herd?” he said.</text:span></text:p>
      <text:p text:style-name="P324"><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65"><text:s text:c="3"/>Does that mean Tina drove all the way from Marshall for nothing? Not my circus nor monkeys. I wrote at the computer, 10:10.</text:p>
      <text:p text:style-name="P324"><text:span text:style-name="T95"/></text:p>
      <text:p text:style-name="P266">. . .</text:p>
      <text:p text:style-name="P325"><text:span text:style-name="T95"/></text:p>
      <text:p text:style-name="P326"><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67">This is me, poor at the moment. </text:p>
      <text:p text:style-name="P267">Thanks.”</text:p>
      <text:p text:style-name="P267"><text:s text:c="3"/>I said, “I just screenshotted your pathetic plea and have sent it to Hannah. She should have received one day pass per band member but I don't know how many she's given out. </text:p>
      <text:p text:style-name="P267"><text:s text:c="3"/>Oops, she texted me right this instant and said, ‘Of course! I still have the tickets!’”</text:p>
      <text:p text:style-name="P326"><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67"><text:s text:c="3"/>I said, “I’ll come get you since you’re closer to downtown.”</text:p>
      <text:p text:style-name="P326"><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26"><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27"><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27"><text:span text:style-name="T99"><text:s text:c="3"/></text:span><text:span text:style-name="T100">Hannah texted saying, “Today I wish I was just a tiny bit more extroverted. Tired already!</text:span></text:p>
      <text:p text:style-name="P268"><text:s text:c="3"/>Gonna leave the door open for whenever you get here - I'm gonna have a pillow over my head for about 20 minutes”</text:p>
      <text:p text:style-name="P327"><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26"><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28"><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28"><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28"><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26"><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26"><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26"><text:span text:style-name="T98"/></text:p>
      <text:p text:style-name="P326"><text:span text:style-name="T98"/></text:p>
      <text:p text:style-name="P329"><text:soft-page-break/><text:span text:style-name="T73">V</text:span><text:span text:style-name="T64">III.III</text:span></text:p>
      <text:p text:style-name="P329"><text:span text:style-name="T78"/></text:p>
      <text:p text:style-name="P269">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69"><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29"><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29"><text:span text:style-name="T101"/></text:p>
      <text:p text:style-name="P330"><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0"><text:s text:c="3"/>I nominate Kev as new band leader and wanna do whatever he wants, but am confident a moon&amp;you jam would be dandy</text:p>
      <text:p text:style-name="P270"><text:s text:c="3"/>could even do a moon&amp;you trio set and relieve the pressure to perform from a bunch of peeps</text:p>
      <text:p text:style-name="P270"><text:s text:c="3"/>Let's say it's going to be a Moon &amp; You set with at least the three of us, and whomever else feels comfortable and excited to join should do so.”</text:p>
      <text:p text:style-name="P330"><text:span text:style-name="T102"/></text:p>
      <text:p text:style-name="P271">. . .</text:p>
      <text:p text:style-name="P330"><text:span text:style-name="T102"/></text:p>
      <text:p text:style-name="P331"><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31"><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2"><text:s text:c="3"/>Cam gave me an Athletic Mexican Copper, and, when Kevin/Alyse arrived, we went to help with their gear. Everyone had shown up soon after except for Ryan and Melissa, who texted saying Ryan had driven them to the Outpost.</text:p>
      <text:p text:style-name="P272"><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31"><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31"><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31"><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31"><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3"><text:s text:c="3"/>I walked her to her car, got a ride back to mine, drove home, messaged with her about purrmaids and fell asleep.</text:p>
      <text:p text:style-name="P331"><text:span text:style-name="T103"/></text:p>
      <text:p text:style-name="P174">VIII.IV</text:p>
      <text:p text:style-name="P332"><text:span text:style-name="T78"/></text:p>
      <text:p text:style-name="P332"><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4"><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33"><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75"><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32"><text:span text:style-name="T106"/></text:p>
      <text:p text:style-name="P276">. . .</text:p>
      <text:p text:style-name="P332"><text:span text:style-name="T106"/></text:p>
      <text:p text:style-name="P334"><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77"><text:s text:c="3"/>I walked in with my food and bag, noticed there was indeed a house kit, sat at the end of the bar with sound man Daniel, ate my food while Keith Harry played some original tunes and then a Say It Aint So/Lucky Man mashup followed by Faith.</text:p>
      <text:p text:style-name="P277"><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34"><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34"><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77"><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77"><text:s text:c="3"/>I drove home, talked with Erica about the house situation, travel, gout, AVL Fest, hop water, then took a bath, shaved, put on my shorts for a walk to Ingles, realized it was too late, sat at the computer and wrote, 10:24.</text:p>
      <text:p text:style-name="P334"><text:span text:style-name="T78"/></text:p>
      <text:p text:style-name="P175">VIII.V</text:p>
      <text:p text:style-name="P335"><text:span text:style-name="T78"/></text:p>
      <text:p text:style-name="P335"><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35"><text:span text:style-name="T107"/></text:p>
      <text:p text:style-name="P278">. . .</text:p>
      <text:p text:style-name="P335"><text:span text:style-name="T107"/></text:p>
      <text:p text:style-name="P336"><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79">. . .Kevin texted three different group chapts, saying, “Hey buds just wanted to let everyone know that I woke up feeling pretty crappy today and tested positive for COVID. Just thought I should let you guys know”</text:p>
      <text:p text:style-name="P336"><text:span text:style-name="T78"/></text:p>
      <text:p text:style-name="P336"><text:span text:style-name="T64">Hannah</text:span><text:span text:style-name="T78">: Oh man! Sorry bud that sucks. You had a long <text:tab/>weekend and I'm sure we're all run down <text:tab/>immunity wise! I hope you feel better soon. <text:tab/>Thanks for letting us know. </text:span></text:p>
      <text:p text:style-name="P336"><text:span text:style-name="T78"/></text:p>
      <text:p text:style-name="P336"><text:span text:style-name="T64">Melissa</text:span><text:span text:style-name="T78">: Noooooo Kev!! I'm so sorry, bud. I hope <text:tab/>it goes easy on you - please let us know if <text:tab/>you need anything!!</text:span></text:p>
      <text:p text:style-name="P336"><text:span text:style-name="T78"/></text:p>
      <text:p text:style-name="P336"><text:span text:style-name="T64">Ross</text:span><text:span text:style-name="T78">: Dang ol bud bug! I hope you feel better <text:tab/>IMMEDIATELY </text:span></text:p>
      <text:p text:style-name="P336"><text:span text:style-name="T78"/></text:p>
      <text:p text:style-name="P336"><text:span text:style-name="T64">Becca</text:span><text:span text:style-name="T78">: Damn sorry to hear that. Thanks for the heads <text:tab/>up. Feel better soon!!</text:span></text:p>
      <text:p text:style-name="P336"><text:span text:style-name="T78"/></text:p>
      <text:p text:style-name="P336"><text:span text:style-name="T64">Scott</text:span><text:span text:style-name="T78">: Oh man sorry to hear that kev. I hope your <text:tab/>feel better super soon, <text:s/>let me know if i can <text:tab/>help at all and thanks fir the heads up.</text:span></text:p>
      <text:p text:style-name="P336"><text:span text:style-name="T78"/></text:p>
      <text:p text:style-name="P336"><text:span text:style-name="T64">Hannah</text:span><text:span text:style-name="T78">: I'm sure there were lots of people carrying <text:tab/>it around at the festival. So even if I do <text:tab/>get sick, I ain't giving you credit for it</text:span></text:p>
      <text:p text:style-name="P336"><text:span text:style-name="T78"/></text:p>
      <text:p text:style-name="P336"><text:span text:style-name="T74">Melissa</text:span><text:span text:style-name="T108">: </text:span><text:span text:style-name="T78">Horribly rude virus, 0/10</text:span></text:p>
      <text:p text:style-name="P336"><text:span text:style-name="T78"/></text:p>
      <text:p text:style-name="P336"><text:span text:style-name="T64">Ryan</text:span><text:span text:style-name="T78">: Fuck I'm so sorry bud</text:span></text:p>
      <text:p text:style-name="P336"><text:span text:style-name="T78"/></text:p>
      <text:p text:style-name="P336"><text:soft-page-break/><text:span text:style-name="T64">Clay</text:span><text:span text:style-name="T78">: Becca and I just tested too. Becca negative <text:tab/>but I got positive. Sorry as well guys… Hope <text:tab/>everyone else keeps feeling good</text:span></text:p>
      <text:p text:style-name="P336"><text:span text:style-name="T78"/></text:p>
      <text:p text:style-name="P336"><text:span text:style-name="T64">Jacob</text:span><text:span text:style-name="T78">: Sorry y'all… This sucks. I hope it goes <text:tab/>smoothly. It kicked my ass last time</text:span></text:p>
      <text:p text:style-name="P336"><text:span text:style-name="T78"/></text:p>
      <text:p text:style-name="P337"><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0"><text:s text:c="3"/>“Oh my God,” she groaned. “I have to go.”</text:p>
      <text:p text:style-name="P280"><text:s text:c="3"/>I said, “I thought of that earlier and have been waiting for the opportunity to say it.”</text:p>
      <text:p text:style-name="P280"><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37"><text:span text:style-name="T78"/></text:p>
      <text:p text:style-name="P281">. . .</text:p>
      <text:p text:style-name="P337"><text:span text:style-name="T78"/></text:p>
      <text:p text:style-name="P33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3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12">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2"><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38"><text:span text:style-name="T78"/></text:p>
      <text:p text:style-name="P284">I forgot to mention that Scott had texted me while walking up the Clingman hill: </text:p>
      <text:p text:style-name="P284"><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4"><text:s text:c="3"/>I said, “A'good day indeed! That'd be fine by me. It's always a pleasure to hang with the critters and I'm stoked to help whenever I can, even if it's just with the Sal and THEE Theo”</text:p>
      <text:p text:style-name="P338"><text:span text:style-name="T78"/></text:p>
      <text:p text:style-name="P283">. . .</text:p>
      <text:p text:style-name="P339"><text:span text:style-name="T78"/></text:p>
      <text:p text:style-name="P340"><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40"><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40"><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85"><text:s text:c="3"/></text:p>
      <text:p text:style-name="P379"><text:span text:style-name="T231">Hey, no sweat </text:span><text:span text:style-name="T75">(okay fingers)</text:span><text:span text:style-name="T110"> </text:span><text:span text:style-name="T231">I hope you feel better! I'm having a swell time listening to the Dr. Dog album </text:span></text:p>
      <text:p text:style-name="P355">New music!!?</text:p>
      <text:p text:style-name="P355">Right?</text:p>
      <text:p text:style-name="P358">It came out the day after the red rocks show but I didn't listen to much of it because I came to realize I had heard it all already </text:p>
      <text:p text:style-name="P360">Very much digging it as a whole piece at the moment though... Scott just asked me to house sit from Wednesday to Monday</text:p>
      <text:p text:style-name="P380"><text:span text:style-name="T76">[</text:span><text:span text:style-name="T75">sweat face</text:span><text:span text:style-name="T76">]</text:span></text:p>
      <text:p text:style-name="P355">That's cool!</text:p>
      <text:p text:style-name="P378"><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56">want to go? Are you in for the evening?</text:p>
      <text:p text:style-name="P378"><text:span text:style-name="T231"/></text:p>
      <text:p text:style-name="P358">Just a little funny because of the short notice and I was excited to have the house to myself starting tonight </text:p>
      <text:p text:style-name="P358">I would love to go for a walk </text:p>
      <text:p text:style-name="P160">(19 minutes later)</text:p>
      <text:p text:style-name="P358">My 'just a little funny' text is about Scott not you !</text:p>
      <text:p text:style-name="P355">Oh yes! I'm sorry I'm justslow</text:p>
      <text:p text:style-name="P355">I like to have space to myself too :-)</text:p>
      <text:p text:style-name="P162">(Hannah loved “I would love to go for a walk”)</text:p>
      <text:p text:style-name="P161">(8:56)</text:p>
      <text:p text:style-name="P357">Okay putting on shoes and my weird high</text:p>
      <text:p text:style-name="P357">visibility vest!</text:p>
      <text:p text:style-name="P357">Is now good for you? I am not packing so I might</text:p>
      <text:p text:style-name="P357">as well go walking!</text:p>
      <text:p text:style-name="P359">Yeah I'll drive on down!</text:p>
      <text:p text:style-name="P377"><text:span text:style-name="T231"/></text:p>
      <text:p text:style-name="P377"><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86"><text:s text:c="3"/>She said, “I’m definitely going to be up packing now!” and laughed.</text:p>
      <text:p text:style-name="P286"><text:s text:c="3"/>“Have a great trip,” I said.</text:p>
      <text:p text:style-name="P286"><text:s text:c="3"/>“I’ll see you when I get back.”</text:p>
      <text:p text:style-name="P287"><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88">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89"><text:s text:c="3"/>Tina asked how we were feeling today and I said, “Like a vibrant and healthy collection of molecules held together with freakishly grand organization. You?”</text:p>
      <text:p text:style-name="P170"><text:span text:style-name="T239"/></text:p>
      <text:p text:style-name="P290">.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1"><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1"><text:s text:c="3"/>Hannah texted back:</text:p>
      <text:p text:style-name="P171"><text:span text:style-name="T125"/></text:p>
      <text:p text:style-name="P361">I would love a ride! I'm still hoping to leave 12ish. Maybe 12:15?</text:p>
      <text:p text:style-name="P362">Works for meee. Have you made a plan for eating?</text:p>
      <text:p text:style-name="P361">I was definitely having some anxiety about</text:p>
      <text:p text:style-name="P361">the half-formed plan with Melissa and Ryan.</text:p>
      <text:p text:style-name="P361">I have some leftovers that I was gonna eat.</text:p>
      <text:p text:style-name="P361">Maybe I shouldn't eat them after I got a</text:p>
      <text:p text:style-name="P361">tummyache yesterday.</text:p>
      <text:p text:style-name="P361">So I guess that answer is no! I don't have</text:p>
      <text:p text:style-name="P361">a plan</text:p>
      <text:p text:style-name="P361">Do you have an idea? I'm open to it!</text:p>
      <text:p text:style-name="P362">Haha I'm looking at the time and thinking Chipotle might be the least stressful</text:p>
      <text:p text:style-name="P362">And easy on the tum</text:p>
      <text:p text:style-name="P362">Or maybe like taco billy if you have time for that </text:p>
      <text:p text:style-name="P361">Yea! I can order some chipotle for both of</text:p>
      <text:p text:style-name="P361">us if that is of interest!</text:p>
      <text:p text:style-name="P381"><text:span text:style-name="T78"/></text:p>
      <text:p text:style-name="P381"><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81"><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81"><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81"><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81"><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81"><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2"><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81"><text:span text:style-name="T114"/></text:p>
      <text:p text:style-name="P293">. . .</text:p>
      <text:p text:style-name="P381"><text:span text:style-name="T114"/></text:p>
      <text:p text:style-name="P382"><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4"><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82"><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82"><text:span text:style-name="T116"/></text:p>
      <text:p text:style-name="P382"><text:span text:style-name="T116"/></text:p>
      <text:p text:style-name="P383"><text:span text:style-name="T77"/></text:p>
      <text:p text:style-name="P383"><text:soft-page-break/><text:span text:style-name="T77">V</text:span><text:span text:style-name="T64">III.VII</text:span></text:p>
      <text:p text:style-name="P385"><text:span text:style-name="T78"/></text:p>
      <text:p text:style-name="P295">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295"><text:s text:c="3"/>I said, “Bonjour! I just woke up about 46 seconds ago… gonna drink a coffee and head to Scott's. Have you done the train yet?”</text:p>
      <text:p text:style-name="P385"><text:span text:style-name="T78"><text:s text:c="3"/>She was on train three of five. </text:span><text:span text:style-name="T118">I walked downstairs and made a coffee.</text:span></text:p>
      <text:p text:style-name="P385"><text:span text:style-name="T78"/></text:p>
      <text:p text:style-name="P363">We haven't stopped traveling since you dropped me on the curb </text:p>
      <text:p text:style-name="P363">How long has that been? </text:p>
      <text:p text:style-name="P385"><text:span text:style-name="T125"/></text:p>
      <text:p text:style-name="P364">That was about 20 hours ago. Did you get any sleep on the plane?</text:p>
      <text:p text:style-name="P363">Yes a little! </text:p>
      <text:p text:style-name="P385"><text:span text:style-name="T125"/></text:p>
      <text:p text:style-name="P364">What time is it there? Are you in the countryside yet?</text:p>
      <text:p text:style-name="P385"><text:span text:style-name="T125"/></text:p>
      <text:p text:style-name="P363">2:30pm and we're just getting into the countryside... I'll send you a photo if I can!</text:p>
      <text:p text:style-name="P385"><text:span text:style-name="T125"/></text:p>
      <text:p text:style-name="P364">Okay so like six hours difference. Instagram might be more reliable!</text:p>
      <text:p text:style-name="P384"><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296">/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297"><text:s text:c="3"/>I fished the key from under a block, went inside to an excited Myrtle and found a note.</text:p>
      <text:p text:style-name="P172"><text:span text:style-name="T242"/></text:p>
      <text:p text:style-name="P365">Hi Ross!</text:p>
      <text:p text:style-name="P365">Sal + Theo + Myrtle are psyched for Ross time!</text:p>
      <text:p text:style-name="P386"><text:span text:style-name="T242"/></text:p>
      <text:p text:style-name="P386"><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14">terrified</text:span><text:span text:style-name="T242"> of that thing as it chases her around. We learned the hard way.</text:span></text:p>
      <text:p text:style-name="P386"><text:span text:style-name="T242"/></text:p>
      <text:p text:style-name="P365">There's some banana bread on the counter + a THC Seltz in the fridge for you. Please eat/drink whatever looks good. Have fun and Thank you 1 million times!!!</text:p>
      <text:p text:style-name="P386"><text:span text:style-name="T242"/></text:p>
      <text:p text:style-name="P365">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298">. . .</text:p>
      <text:p text:style-name="P172"><text:span text:style-name="T243"/></text:p>
      <text:p text:style-name="P299">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299"><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299"><text:s text:c="3"/>The Wordle was SAUCY (in four) by the way.</text:p>
      <text:p text:style-name="P172"><text:span text:style-name="T243"/></text:p>
      <text:p text:style-name="P177">VIII.IX</text:p>
      <text:p text:style-name="P172"><text:span text:style-name="T243"/></text:p>
      <text:p text:style-name="P299">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299">.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299"><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298">.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299"><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299"><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299"><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299"><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299"><text:s text:c="3"/>"Hi Ross, it's great to connect with you. I was enamored watching you play tonight.... Also, you saying that I'm the girl from the cabin from Kiki's delivery service is the best compliment"</text:p>
      <text:p text:style-name="P299"><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13">VIII.X</text:span></text:p>
      <text:p text:style-name="P172"><text:span text:style-name="T243"/></text:p>
      <text:p text:style-name="P299">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299">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299"><text:s text:c="3"/>I am curious to see what she says, and a meet cute could fit well into my 'schedule,' but I do not want to put what life has conspired Hannah and I to work toward in jeopardy.</text:p>
      <text:p text:style-name="P172"><text:span text:style-name="T243"/></text:p>
      <text:p text:style-name="P298">. . .</text:p>
      <text:p text:style-name="P172"><text:span text:style-name="T243"/></text:p>
      <text:p text:style-name="P299">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299"><text:s text:c="3"/>I said, "Hey no worries at all! I hope it gets easier and more fun from here!" I drove to Scott's, let Myrtle out, sat at the table and wrote on my laptop, 4:10.</text:p>
      <text:p text:style-name="P172"><text:span text:style-name="T243"/></text:p>
      <text:p text:style-name="P299">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298">. . .</text:p>
      <text:p text:style-name="P172"><text:span text:style-name="T243"/></text:p>
      <text:p text:style-name="P299">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299">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299"><text:s text:c="3"/>Dulci said she would ask Sav and Dan to play. I asked if Wyndham was on the gig and Kev agreed he would be a better choice. I wrote on my phone at 10:47.</text:p>
      <text:p text:style-name="P172"><text:span text:style-name="T243"/></text:p>
      <text:p text:style-name="P298">.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299"><text:s text:c="3"/>He said, "It's okay, I guess."</text:p>
      <text:p text:style-name="P299"><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299"><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299"><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0">. . .</text:p>
      <text:p text:style-name="P172"><text:span text:style-name="T243"/></text:p>
      <text:p text:style-name="P411"><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1"><text:s text:c="3"/>Amy texted at 2AM, saying, “hey brother mine, let’s talk tomorrow <text:s/>if you’re able”</text:p>
      <text:p text:style-name="P301"><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11"><text:span text:style-name="T266"/></text:p>
      <text:p text:style-name="P178">VIII.XIII</text:p>
      <text:p text:style-name="P413"><text:span text:style-name="T270"/></text:p>
      <text:p text:style-name="P302">I woke when Hannah sent a reel of a goldendoodle looking like a cloud in a stream. I realized I had finally slept, ate some grapes, wrote, 8:54.</text:p>
      <text:p text:style-name="P414"><text:span text:style-name="T270"/></text:p>
      <text:p text:style-name="P303">. . .</text:p>
      <text:p text:style-name="P414"><text:span text:style-name="T270"/></text:p>
      <text:p text:style-name="P415"><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4"><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4"><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15"><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05"><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05"><text:s text:c="3"/>I watched ten minutes of the Matrix, enjoyed laying on my big bed, looked out the window, got up, sat at the computer and wrote, 9:20.</text:p>
      <text:p text:style-name="P416"><text:soft-page-break/><text:span text:style-name="T271">V</text:span><text:span text:style-name="T270">III.XIV</text:span></text:p>
      <text:p text:style-name="P416"><text:span text:style-name="T262"/></text:p>
      <text:p text:style-name="P306">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06"><text:s text:c="3"/>She wrote saying she had found Laura and would send a picture when she could. I relaxed, fell back asleep, waking up and messaging intermitently until 10:30. Being on the far corner of the bed made me feel like it was 1PM.</text:p>
      <text:p text:style-name="P417"><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17"><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17"><text:span text:style-name="T269"/></text:p>
      <text:p text:style-name="P433">. . .</text:p>
      <text:p text:style-name="P417"><text:span text:style-name="T269"/></text:p>
      <text:p text:style-name="P418"><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18"><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18"><text:span text:style-name="T262"/></text:p>
      <text:p text:style-name="P449">One time we got to a place and, apart from the one couch upstairs, they opened a door to a basement, said, "There's plenty of room down here!” and it was just a bald soiled mattress in the dark.</text:p>
      <text:list text:style-name="L1">
        <text:list-header>
          <text:p text:style-name="P450"><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49"><text:s text:c="3"/>One time before that, we couldn't figure out which house was Jersey Bob's and he wouldn't answer his phone so we just slept in the van on his culdesac.</text:p>
      <text:p text:style-name="P449"><text:s text:c="3"/>Do you know John Verba? One time we flooded his sister's house in Florida while she was gone for a couple hours.</text:p>
      <text:p text:style-name="P449">You sent</text:p>
      <text:p text:style-name="P449"><text:s text:c="3"/>There were multiple occasions where eight of us shared a single hotel room, like when we broke down in Canada and had to get towed to the border and walk across in a snowstorm... and then everyone started passing around a violent stomach virus</text:p>
      <text:p text:style-name="P449">You sent</text:p>
      <text:p text:style-name="P419"><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49"><text:s text:c="3"/>One time we were on tour with them in Louisiana and the interstate got shut down while we were on a bridge. We just sat there all night long.</text:p>
      <text:p text:style-name="P419"><text:span text:style-name="T272"/></text:p>
      <text:p text:style-name="P444">VIII.XV</text:p>
      <text:p text:style-name="P420"><text:span text:style-name="T272"/></text:p>
      <text:p text:style-name="P420"><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20"><text:span text:style-name="T273"><text:s text:c="3"/>“A </text:span><text:span text:style-name="T294">what</text:span><text:span text:style-name="T273">??” I said.</text:span></text:p>
      <text:p text:style-name="P434"><text:s text:c="3"/>She said, “A Pop-Tart——I’m really craving a Pop-Tart and a Dr. Pepper.”</text:p>
      <text:p text:style-name="P434"><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435"><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21"><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20"><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20"><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20"><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436"><text:s text:c="3"/>I drove to FBRA, finally met Jason Ross Martin, had rehearsal with Juan, Charlie, Shane, Katie, came home, organized sold journals, printed shipping labels, laid in bed, got up and wrote, 12:47.</text:p>
      <text:p text:style-name="P420"><text:span text:style-name="T276"/></text:p>
      <text:p text:style-name="P422"><text:span text:style-name="T298">V</text:span><text:span text:style-name="T297">III.XVI</text:span></text:p>
      <text:p text:style-name="P422"><text:span text:style-name="T272"/></text:p>
      <text:p text:style-name="P422"><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22"><text:span text:style-name="T278"/></text:p>
      <text:p text:style-name="P437">/ / /</text:p>
      <text:p text:style-name="P423"><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438">.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438"><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438">. . .I watched some teenagers try to paralell park, then walked to Double D’s. The line was long, but Scott &amp; Leann were hopping off the bus, said they were glad to see me as they had just had a strange exchange with someone who had called them peasants.</text:p>
      <text:p text:style-name="P438"><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24"><text:span text:style-name="T272"/></text:p>
      <text:p text:style-name="P425"><text:soft-page-break/><text:span text:style-name="T272">. . .</text:span></text:p>
      <text:p text:style-name="P424"><text:span text:style-name="T272"/></text:p>
      <text:p text:style-name="P426"><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26"><text:span text:style-name="T272"/></text:p>
      <text:p text:style-name="P445">VIII.XVII</text:p>
      <text:p text:style-name="P426"><text:span text:style-name="T272"/></text:p>
      <text:p text:style-name="P439">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26"><text:span text:style-name="T272"/></text:p>
      <text:p text:style-name="P439">I should take another T-shirt.</text:p>
      <text:p text:style-name="P426"><text:span text:style-name="T272"/></text:p>
      <text:p text:style-name="P440">. . .</text:p>
      <text:p text:style-name="P426"><text:span text:style-name="T272"/></text:p>
      <text:p text:style-name="P427"><text:span text:style-name="T272">I got picked up by Elisha, rode to the Cantingles, used the restroom, bought a 12 of hop water + a latte, waited outside. He came up behind me, said, “</text:span><text:span text:style-name="T293">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27"><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295">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27"><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27"><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441"><text:s text:c="3"/>When they returned, gary made delicious spaghetti with the help of Jason’s sausages for the sauce. We talked about going out for sunset, but it was too late. I soon went to sleep, and there was a heavy rain.</text:p>
      <text:p text:style-name="P427"><text:span text:style-name="T281"/></text:p>
      <text:p text:style-name="P446">VIII.XVIII</text:p>
      <text:p text:style-name="P428"><text:span text:style-name="T272"/></text:p>
      <text:p text:style-name="P429"><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29"><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442"><text:s text:c="3"/>I didn’t have a light, shovel or toilet paper, and maybe even got some on my shoe. I just went to bed, feeling lighter but not particularly comfortable.</text:p>
      <text:p text:style-name="P429"><text:span text:style-name="T272"/></text:p>
      <text:p text:style-name="P447">VIII.XIX</text:p>
      <text:p text:style-name="P429"><text:span text:style-name="T297"/></text:p>
      <text:p text:style-name="P431"><text:span text:style-name="T297">Jason and I woke around the same time. We all drank coffee while Gary made breakfast burritos. We packed up camp while </text:span><text:span text:style-name="T300">he</text:span><text:span text:style-name="T297"> and Locke went to rent a pontoon. We loaded that up and it became apparent that I would be part of the rowing crew with Ben and Elisha since Locke’s car was full and Jason would only be going to Canton. </text:span></text:p>
      <text:p text:style-name="P431"><text:span text:style-name="T297"><text:s text:c="3"/>We rowed all the way there with only a short hangout/smoke near the rope swing. I navigated, which helped me feel like I </text:span><text:span text:style-name="T300">had</text:span><text:span text:style-name="T297"> contributed </text:span><text:span text:style-name="T296">something</text:span><text:span text:style-name="T297"> all weekend. We arrived at the dock, loaded Ben’s car. Elisha repacked his truck while Ben fastened the canoe to the roof. We said goodbye to Eli, started driving away.</text:span></text:p>
      <text:p text:style-name="P431"><text:span text:style-name="T297"><text:s text:c="3"/>I deleted a few first messages to Hannah. I didn’t want to seem </text:span><text:span text:style-name="T296">too</text:span><text:span text:style-name="T297"> eager to message her. I eventually said, “I'm alive and enriched! How's Germany??”</text:span></text:p>
      <text:p text:style-name="P431"><text:span text:style-name="T297"><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297">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299">w/ a 20-ounce Coke</text:span><text:span text:style-name="T297">, took a bath. The water burned my legs. I started writing at the computer, ate some pizza and continued until 8:13.</text:span></text:p>
      <text:p text:style-name="P431"><text:span text:style-name="T297"/></text:p>
      <text:p text:style-name="P443">. . .</text:p>
      <text:p text:style-name="P431"><text:span text:style-name="T297"/></text:p>
      <text:p text:style-name="P432"><text:span text:style-name="T297">I slept til around 3AM, </text:span><text:span text:style-name="T300">then</text:span><text:span text:style-name="T297"> decided to shake out my sheets and remake my bed, which felt amazing. I soon had a message from Hannah. We chatted til about 5AM and I gave myself an electric shave + finished my Coca Cola.</text:span></text:p>
      <text:p text:style-name="P432"><text:span text:style-name="T297"/></text:p>
      <text:p text:style-name="P448">VIII.XX</text:p>
      <text:p text:style-name="P430"><text:span text:style-name="T272"/></text:p>
      <text:p text:style-name="P430"><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293">Thank You, Butt</text:span><text:span text:style-name="T272"> pants over my black leggings and then my Hypos shirt so that my sunburns were fully covered, grabbed both bags + hat &amp; shoes, went downstairs, made a coffee in my to-go cup, left the house.</text:span></text:p>
      <text:p text:style-name="P430"><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293">Non-Alcoholic</text:span><text:span text:style-name="T272">?</text:span><text:span text:style-name="T293">”</text:span></text:p>
      <text:p text:style-name="P430"><text:span text:style-name="T293"><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30"><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30"><text:span text:style-name="T291"/></text:p>
      <text:p text:style-name="P452"><text:span text:style-name="T291">. . .</text:span></text:p>
      <text:p text:style-name="P430"><text:span text:style-name="T291"/></text:p>
      <text:p text:style-name="P453"><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3"><text:span text:style-name="T272"/></text:p>
      <text:p text:style-name="P454"><text:span text:style-name="T297">VIII.XXI</text:span></text:p>
      <text:p text:style-name="P454"><text:span text:style-name="T272"/></text:p>
      <text:p text:style-name="P454"><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1T08:59:18.080923996</dc:date>
    <meta:editing-duration>P33DT5H28M22S</meta:editing-duration>
    <meta:editing-cycles>495</meta:editing-cycles>
    <meta:generator>LibreOffice/24.2.5.2$MacOSX_X86_64 LibreOffice_project/bffef4ea93e59bebbeaf7f431bb02b1a39ee8a59</meta:generator>
    <meta:print-date>2024-08-20T13:32:15.245283698</meta:print-date>
    <meta:document-statistic meta:table-count="0" meta:image-count="0" meta:object-count="0" meta:page-count="122" meta:paragraph-count="1020" meta:word-count="37308" meta:character-count="196042" meta:non-whitespace-character-count="158287"/>
  </office:meta>
</office:document-meta>
</file>